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>
      <style:text-properties fo:font-size="12pt" style:text-underline-style="none" fo:font-weight="normal" officeooo:rsid="0014c5ee" officeooo:paragraph-rsid="000c1e93" style:font-size-asian="12pt" style:font-weight-asian="normal" style:font-size-complex="12pt" style:font-weight-complex="normal"/>
    </style:style>
    <style:style style:name="P2" style:family="paragraph" style:parent-style-name="Standard" style:list-style-name="L5">
      <style:text-properties fo:font-size="12pt" style:text-underline-style="none" fo:font-weight="normal" officeooo:paragraph-rsid="000c1e93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text-properties officeooo:paragraph-rsid="000c1e93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paragraph-rsid="000c1e9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c5cb1" officeooo:paragraph-rsid="000c5cb1" style:font-size-asian="18pt" style:font-weight-asian="bold" style:font-size-complex="18pt" style:font-weight-complex="bold"/>
    </style:style>
    <style:style style:name="P6" style:family="paragraph" style:parent-style-name="Standard" style:list-style-name="L4">
      <style:text-properties officeooo:paragraph-rsid="000c1e93"/>
    </style:style>
    <style:style style:name="P7" style:family="paragraph" style:parent-style-name="Standard" style:list-style-name="L5">
      <style:text-properties officeooo:paragraph-rsid="000c1e93"/>
    </style:style>
    <style:style style:name="P8" style:family="paragraph" style:parent-style-name="Standard">
      <style:text-properties officeooo:paragraph-rsid="000c1e93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c5ee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DP_feuille émargement/séquence</text:p>
      <text:p text:style-name="P8"/>
      <text:p text:style-name="P4">CDP</text:p>
      <text:p text:style-name="P4"/>
      <text:list xml:id="list2155464254" text:style-name="L5">
        <text:list-item>
          <text:p text:style-name="P2">reçoit feuille émargement</text:p>
        </text:list-item>
        <text:list-item>
          <text:p text:style-name="P2">vérifie planning promotions</text:p>
        </text:list-item>
        <text:list-item>
          <text:p text:style-name="P2">vérifie feuille émargement</text:p>
        </text:list-item>
        <text:list-item>
          <text:p text:style-name="P2">note présence et absence</text:p>
        </text:list-item>
        <text:list-item>
          <text:p text:style-name="P1">recherche l’élève</text:p>
        </text:list-item>
        <text:list-item>
          <text:p text:style-name="P7"><text:span text:style-name="T1">c</text:span><text:span text:style-name="T2">ontact </text:span><text:span text:style-name="T1">élève</text:span></text:p>
        </text:list-item>
        <text:list-item>
          <text:p text:style-name="P2">demande de justificatif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16:26.247987387</meta:creation-date>
    <dc:date>2020-07-23T15:30:47.808184366</dc:date>
    <meta:editing-duration>PT14M2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31" meta:character-count="205" meta:non-whitespace-character-count="191"/>
  </office:meta>
</office:document-meta>
</file>